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NodeUsage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Usage.IvyNodeUsage( Ivy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Usage.getConfigurations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Usage.blacklist( IvyNodeBlacklist b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Usage.updateDataFrom( Collection usages , String rootModule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Usage.removeRootModuleConf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Conf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odeUsage.getRootModule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Conf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Usage.updateDataFrom( IvyNodeUsage usage ,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ender.Depender( DependencyDescriptor dd , String depender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Usage.isBlacklisted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Usage.getRequiredConfigurations( IvyNode in , String in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Conf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Conf.ge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Usage.addUsage( String rootModuleConf , DependencyDescriptor dd , String parent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Usage.getDependencyArtifactsSet( String rootModule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NodeUsage.addAndGetConfigurations( String rootModule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NodeUsage.updateMapOfSet( Map from , Map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Usage.getDependencyIncludesSet( String rootModule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pend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Conf.NodeConf( IvyNode node , String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NodeUsage.getBlacklistData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r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odeUsage.updateMapOfSetForKey( Map from , Map to ,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Con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Usage.addObjectsForConf( String rootModuleConf , Object objectToAdd ,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NodeUsage.setRequiredConfs( IvyNode parent , String parentConf , Collection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